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4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XFA$1:.XF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XFA$1:.XF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XFA$1:.XF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XFA$1:.XF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XFA$1:.XF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XFA$1:.XF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XFA$1:.XF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XFA$1:.XF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XFA$1:.XF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XFA$1:.XF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XFA$1:.XF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XFA$1:.XF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XFA$1:.XF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XFA$1:.XF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XFA$1:.XF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XFA$1:.XF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XFA$1:.XF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XFA$1:.XF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XFA$1:.XF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XFA$1:.XF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XFA$1:.XF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Noor Hotelrestorent</text:p>
          </table:table-cell>
          <table:table-cell table:style-name="ce25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8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29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0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askin Robbins</text:p>
          </table:table-cell>
          <table:table-cell table:style-name="ce25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1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har</text:p>
          </table:table-cell>
          <table:table-cell table:style-name="ce25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2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3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4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5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6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7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8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aruda restaurant</text:p>
          </table:table-cell>
          <table:table-cell table:style-name="ce25" office:value-type="string">
            <text:p>Indonesian cuisine - thanks, Angi</text:p>
          </table:table-cell>
          <table:table-cell table:style-name="ce26" office:value-type="float" office:value="21.4862928947394">
            <text:p>21.4862929</text:p>
          </table:table-cell>
          <table:table-cell table:style-name="ce26" office:value-type="float" office:value="39.1829779744148">
            <text:p>39.1829780</text:p>
          </table:table-cell>
          <table:table-cell table:style-name="ce27" table:formula="oooc:=VLOOKUP([.F39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40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41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42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Linas</text:p>
          </table:table-cell>
          <table:table-cell table:style-name="ce25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3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4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5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6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7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8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9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50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zza Hut</text:p>
          </table:table-cell>
          <table:table-cell table:style-name="ce25"/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51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52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3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4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5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6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7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8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59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Booth</text:p>
          </table:table-cell>
          <table:table-cell table:style-name="ce25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60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61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62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bway</text:p>
          </table:table-cell>
          <table:table-cell table:style-name="ce25"/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3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shi Yoshi</text:p>
          </table:table-cell>
          <table:table-cell table:style-name="ce25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4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5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6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7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8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69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70];[Styles.XFA$1:.XF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71];[Styles.XFA$1:.XF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72];[Styles.XFA$1:.XF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73];[Styles.XFA$1:.XF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4];[Styles.XFA$1:.XF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5];[Styles.XFA$1:.XF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6];[Styles.XFA$1:.XF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7];[Styles.XFA$1:.XF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8];[Styles.XFA$1:.XF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79];[Styles.XFA$1:.XF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80];[Styles.XFA$1:.XF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81];[Styles.XFA$1:.XF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82];[Styles.XFA$1:.XF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3];[Styles.XFA$1:.XF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4];[Styles.XFA$1:.XF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5];[Styles.XFA$1:.XF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6];[Styles.XFA$1:.XF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87];[Styles.XFA$1:.XF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88];[Styles.XFA$1:.XF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89];[Styles.XFA$1:.XF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90];[Styles.XFA$1:.XF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91];[Styles.XFA$1:.XF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92];[Styles.XFA$1:.XF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3];[Styles.XFA$1:.XF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4];[Styles.XFA$1:.XF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5];[Styles.XFA$1:.XF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96];[Styles.XFA$1:.XF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97];[Styles.XFA$1:.XF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98];[Styles.XFA$1:.XF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99];[Styles.XFA$1:.XF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100];[Styles.XFA$1:.XF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aruda shop</text:p>
          </table:table-cell>
          <table:table-cell table:style-name="ce25" office:value-type="string">
            <text:p>Indonesian style groceries - thanks Angi</text:p>
          </table:table-cell>
          <table:table-cell table:style-name="ce26" office:value-type="float" office:value="21.486327836068">
            <text:p>21.4863278</text:p>
          </table:table-cell>
          <table:table-cell table:style-name="ce26" office:value-type="float" office:value="39.1830731928348">
            <text:p>39.1830732</text:p>
          </table:table-cell>
          <table:table-cell table:style-name="ce27" table:formula="oooc:=VLOOKUP([.F101];[Styles.XFA$1:.XF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2];[Styles.XFA$1:.XF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7" table:formula="oooc:=VLOOKUP([.F103];[Styles.XFA$1:.XF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4];[Styles.XFA$1:.XF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Meed</text:p>
          </table:table-cell>
          <table:table-cell table:style-name="ce25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05];[Styles.XFA$1:.XF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06];[Styles.XFA$1:.XF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07];[Styles.XFA$1:.XF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08];[Styles.XFA$1:.XF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09];[Styles.XFA$1:.XF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10];[Styles.XFA$1:.XF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11];[Styles.XFA$1:.XF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World of Smartphones</text:p>
          </table:table-cell>
          <table:table-cell table:style-name="ce25" office:value-type="string">
            <text:p>Offers repair for all sorts of smartphones, smartphones02@gmail.com, 0508240615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2];[Styles.XFA$1:.XF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3];[Styles.XFA$1:.XF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4];[Styles.XFA$1:.XF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La Plage Beach</text:p>
          </table:table-cell>
          <table:table-cell table:style-name="ce25" office:value-type="string">
            <text:p>Thanks, Mincho Kavaldzhiev</text:p>
          </table:table-cell>
          <table:table-cell table:style-name="ce26" office:value-type="float" office:value="21.7093">
            <text:p>21.7093000</text:p>
          </table:table-cell>
          <table:table-cell table:style-name="ce26" office:value-type="float" office:value="39.0833">
            <text:p>39.0833000</text:p>
          </table:table-cell>
          <table:table-cell table:style-name="ce27" table:formula="oooc:=VLOOKUP([.F115];[Styles.XFA$1:.XF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t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16];[Styles.XFA$1:.XF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17];[Styles.XFA$1:.XF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18];[Styles.XFA$1:.XF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19];[Styles.XFA$1:.XF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20];[Styles.XFA$1:.XF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21];[Styles.XFA$1:.XF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22];[Styles.XFA$1:.XF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3];[Styles.XFA$1:.XF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24];[Styles.XFA$1:.XF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25];[Styles.XFA$1:.XF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26];[Styles.XFA$1:.XF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27];[Styles.XFA$1:.XF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28];[Styles.XFA$1:.XF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29];[Styles.XFA$1:.XF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30];[Styles.XFA$1:.XF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31];[Styles.XFA$1:.XF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32];[Styles.XFA$1:.XF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33];[Styles.XFA$1:.XF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34];[Styles.XFA$1:.XF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35];[Styles.XFA$1:.XF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36];[Styles.XFA$1:.XF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37];[Styles.XFA$1:.XF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38];[Styles.XFA$1:.XF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39];[Styles.XFA$1:.XF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7" table:formula="oooc:=VLOOKUP([.F140];[Styles.XFA$1:.XF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41];[Styles.XFA$1:.XF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42];[Styles.XFA$1:.XF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43];[Styles.XFA$1:.XF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44];[Styles.XFA$1:.XF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45];[Styles.XFA$1:.XF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46];[Styles.XFA$1:.XF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47];[Styles.XFA$1:.XF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48];[Styles.XFA$1:.XF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49];[Styles.XFA$1:.XF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50];[Styles.XFA$1:.XF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51];[Styles.XFA$1:.XF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52];[Styles.XFA$1:.XF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53];[Styles.XFA$1:.XF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54];[Styles.XFA$1:.XF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55];[Styles.XFA$1:.XF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56];[Styles.XFA$1:.XF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57];[Styles.XFA$1:.XF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58];[Styles.XFA$1:.XF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59];[Styles.XFA$1:.XF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60];[Styles.XFA$1:.XF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1];[Styles.XFA$1:.XF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erafi Mall</text:p>
          </table:table-cell>
          <table:table-cell/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62];[Styles.XFA$1:.XF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63];[Styles.XFA$1:.XF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64];[Styles.XFA$1:.XF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65];[Styles.XFA$1:.XF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66];[Styles.XFA$1:.XF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67];[Styles.XFA$1:.XF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68];[Styles.XFA$1:.XF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69];[Styles.XFA$1:.XF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70];[Styles.XFA$1:.XF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mysterious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2" office:value-type="float" office:value="26.55833888888889">
            <text:p>26.5583389</text:p>
          </table:table-cell>
          <table:table-cell table:style-name="ce32" office:value-type="float" office:value="47.17212222222222">
            <text:p>47.1721222</text:p>
          </table:table-cell>
          <table:table-cell table:style-name="ce27" table:formula="oooc:=VLOOKUP([.F171];[Styles.XFA$1:.XF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2" office:value-type="float" office:value="23.3108">
            <text:p>23.3108000</text:p>
          </table:table-cell>
          <table:table-cell table:style-name="ce32" office:value-type="float" office:value="39.84889166666667">
            <text:p>39.8488917</text:p>
          </table:table-cell>
          <table:table-cell table:style-name="ce27" table:formula="oooc:=VLOOKUP([.F172];[Styles.XFA$1:.XF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6.68966111111111">
            <text:p>26.6896611</text:p>
          </table:table-cell>
          <table:table-cell table:style-name="ce32" office:value-type="float" office:value="37.97993888888889">
            <text:p>37.9799389</text:p>
          </table:table-cell>
          <table:table-cell table:style-name="ce27" table:formula="oooc:=VLOOKUP([.F173];[Styles.XFA$1:.XF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74];[Styles.XFA$1:.XF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75];[Styles.XFA$1:.XF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76];[Styles.XFA$1:.XF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77];[Styles.XFA$1:.XF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Al Wazir Pharmacy</text:p>
          </table:table-cell>
          <table:table-cell/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78];[Styles.XFA$1:.XF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79];[Styles.XFA$1:.XF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80];[Styles.XFA$1:.XF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81];[Styles.XFA$1:.XF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82];[Styles.XFA$1:.XF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83];[Styles.XFA$1:.XF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184];[Styles.XFA$1:.XF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185];[Styles.XFA$1:.XF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DSFH: KAUST bus dropoff</text:p>
          </table:table-cell>
          <table:table-cell/>
          <table:table-cell table:style-name="ce26" office:value-type="float" office:value="21.5251472">
            <text:p>21.5251472</text:p>
          </table:table-cell>
          <table:table-cell table:style-name="ce26" office:value-type="float" office:value="39.1683472">
            <text:p>39.1683472</text:p>
          </table:table-cell>
          <table:table-cell table:style-name="ce27" table:formula="oooc:=VLOOKUP([.F186];[Styles.XFA$1:.XF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Red Sea Mall: KAUST bus dropoff</text:p>
          </table:table-cell>
          <table:table-cell/>
          <table:table-cell table:style-name="ce26" office:value-type="float" office:value="21.6280767264265">
            <text:p>21.6280767</text:p>
          </table:table-cell>
          <table:table-cell table:style-name="ce26" office:value-type="float" office:value="39.1130930185317">
            <text:p>39.1130930</text:p>
          </table:table-cell>
          <table:table-cell table:style-name="ce27" table:formula="oooc:=VLOOKUP([.F187];[Styles.XFA$1:.XF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3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188];[Styles.XFA$1:.XF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189];[Styles.XFA$1:.XF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190];[Styles.XFA$1:.XF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191];[Styles.XFA$1:.XF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192];[Styles.XFA$1:.XF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5.48488888888889">
            <text:p>25.4848889</text:p>
          </table:table-cell>
          <table:table-cell table:style-name="ce32" office:value-type="float" office:value="39.36279722222223">
            <text:p>39.3627972</text:p>
          </table:table-cell>
          <table:table-cell table:style-name="ce27" table:formula="oooc:=VLOOKUP([.F193];[Styles.XFA$1:.XF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194];[Styles.XFA$1:.XF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195];[Styles.XFA$1:.XF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196];[Styles.XFA$1:.XF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197];[Styles.XFA$1:.XF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198];[Styles.XFA$1:.XF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199];[Styles.XFA$1:.XF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200];[Styles.XFA$1:.XF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201];[Styles.XFA$1:.XF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202];[Styles.XFA$1:.XF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203];[Styles.XFA$1:.XF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204];[Styles.XFA$1:.XF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205];[Styles.XFA$1:.XF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06];[Styles.XFA$1:.XF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2" office:value-type="float" office:value="19.93061388888889">
            <text:p>19.9306139</text:p>
          </table:table-cell>
          <table:table-cell table:style-name="ce32" office:value-type="float" office:value="41.44248888888889">
            <text:p>41.4424889</text:p>
          </table:table-cell>
          <table:table-cell table:style-name="ce27" table:formula="oooc:=VLOOKUP([.F207];[Styles.XFA$1:.XF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08];[Styles.XFA$1:.XF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09];[Styles.XFA$1:.XF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10];[Styles.XFA$1:.XF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11];[Styles.XFA$1:.XF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Climbing site / Boulder</text:p>
          </table:table-cell>
          <table:table-cell table:style-name="ce25" office:value-type="string">
            <text:p>From Sebastian Wolf via Facebook, 15m UIAA 6+ up to 9 several sides - now with hooks and loops</text:p>
          </table:table-cell>
          <table:table-cell table:style-name="ce32" office:value-type="float" office:value="21.698866666666667">
            <text:p>21.6988667</text:p>
          </table:table-cell>
          <table:table-cell table:style-name="ce32" office:value-type="float" office:value="39.34705277777778">
            <text:p>39.3470528</text:p>
          </table:table-cell>
          <table:table-cell table:style-name="ce27" table:formula="oooc:=VLOOKUP([.F212];[Styles.XFA$1:.XFC$400];2)" office:value-type="string">
            <text:p>Climbing</text:p>
          </table:table-cell>
          <table:table-cell table:style-name="ce25" office:value-type="float" office:value="718">
            <text:p>718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13];[Styles.XFA$1:.XF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14];[Styles.XFA$1:.XF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15];[Styles.XFA$1:.XF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16];[Styles.XFA$1:.XF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17];[Styles.XFA$1:.XF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18];[Styles.XFA$1:.XF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2" office:value-type="float" office:value="21.491355555555558">
            <text:p>21.4913556</text:p>
          </table:table-cell>
          <table:table-cell table:style-name="ce32" office:value-type="float" office:value="39.190275">
            <text:p>39.1902750</text:p>
          </table:table-cell>
          <table:table-cell table:style-name="ce27" table:formula="oooc:=VLOOKUP([.F219];[Styles.XFA$1:.XF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Bicycle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20];[Styles.XFA$1:.XF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Compass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21];[Styles.XFA$1:.XF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lying carpet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22];[Styles.XFA$1:.XF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ountain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23];[Styles.XFA$1:.XF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Pinball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24];[Styles.XFA$1:.XF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Hibashi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7" table:formula="oooc:=VLOOKUP([.F225];[Styles.XFA$1:.XF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Jirsan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7" table:formula="oooc:=VLOOKUP([.F226];[Styles.XFA$1:.XF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27];[Styles.XFA$1:.XF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28];[Styles.XFA$1:.XF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29];[Styles.XFA$1:.XF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2" table:formula="oooc:=[.A5]+[.B5]/60+[.C5]/3600" office:value-type="string">
            <text:p>21.6988667</text:p>
          </table:table-cell>
          <table:table-cell table:style-name="ce32" table:formula="oooc:=[.B5]+[.C5]/60+[.D5]/3600" office:value-type="string">
            <text:p>39.3470528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41">
            <text:p>41</text:p>
          </table:table-cell>
          <table:table-cell table:style-name="ce25" office:value-type="float" office:value="55.92">
            <text:p>55.92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49.39">
            <text:p>49.39</text:p>
          </table:table-cell>
        </table:table-row>
        <table:table-row table:number-rows-repeated="2" table:style-name="ro4"/>
        <table:table-row table:style-name="ro2">
          <table:table-cell table:style-name="ce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